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est Name</text:p>
          </table:table-cell>
          <table:table-cell table:style-name="ce2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1" table:default-cell-style-name="ce3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999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I2];&quot;X&quot; )" office:value-type="float" office:value="17" calcext:value-type="float">
            <text:p>17</text:p>
          </table:table-cell>
          <table:table-cell table:number-columns-repeated="15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I3];&quot;X&quot; )" office:value-type="float" office:value="15" calcext:value-type="float">
            <text:p>15</text:p>
          </table:table-cell>
          <table:table-cell table:number-columns-repeated="11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I4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I5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I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I7];&quot;X&quot; )" office:value-type="float" office:value="12" calcext:value-type="float">
            <text:p>1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I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I9];&quot;X&quot; )" office:value-type="float" office:value="17" calcext:value-type="float">
            <text:p>17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I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I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I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I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I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I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I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I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AI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AI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AI2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AI21];&quot;X&quot; )"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AI22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AI23];&quot;X&quot; )" office:value-type="float" office:value="16" calcext:value-type="float">
            <text:p>16</text:p>
          </table:table-cell>
          <table:table-cell table:number-columns-repeated="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AI24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AI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AI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AI2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AI2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AI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AI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AI3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AI32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AI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AI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AI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AI36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AI37];&quot;X&quot; )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AI3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AI39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0:.AI4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1:.AI4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2:.AI42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3:.AI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4:.AI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5:.AI4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6:.AI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7:.AI47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8:.AI48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9:.AI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0:.AI50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1:.AI51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2:.AI5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3:.AI53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4:.AI5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5:.AI55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6:.AI5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7:.AI57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8:.AI5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9:.AI59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0:.AI60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1:.AI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2:.AI62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3:.AI63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4:.AI64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</text:p>
          </table:table-cell>
          <table:table-cell table:formula="of:=COUNTIF([.E65:.AI65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6:.AI66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7:.AI67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8:.AI68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9:.AI69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0:.AI70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1:.AI7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2:.AI72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3:.AI73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4:.AI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5:.AI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with detail</text:p>
          </table:table-cell>
          <table:table-cell table:formula="of:=COUNTIF([.E76:.AI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7:.AI77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8:.AI78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9:.AI79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0:.AI80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1:.AI8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2:.AI8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3:.AI8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4:.AI8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5:.AI85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6:.AI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7:.AI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8:.AI8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8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9:.AI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0:.AI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1:.AI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92:.AI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93:.AI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94:.AI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95:.AI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6:.AI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7:.AI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8:.AI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9:.AI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100:.AI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101:.AI1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1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102:.AI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3:.AI10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4:.AI104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5:.AI105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5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6:.AI1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7:.AI1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8:.AI1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9:.AI1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10:.AI1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11:.AI1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12:.AI1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3:.AI1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4:.AI1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5:.AI11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6:.AI116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7:.AI117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8:.AI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9:.AI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20:.AI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1:.AI12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2:.AI122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3:.AI123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4:.AI12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5:.AI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6:.AI1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7:.AI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8:.AI12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9:.AI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30:.AI13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1:.AI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2:.AI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3:.AI13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4:.AI134];&quot;X&quot; 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5:.AI135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6:.AI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7:.AI1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8:.AI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9:.AI1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40:.AI14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1:.AI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2:.AI14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3:.AI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4:.AI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5:.AI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6:.AI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7:.AI14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8:.AI14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8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9:.AI149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50:.AI15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1:.AI151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2:.AI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3:.AI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4:.AI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5:.AI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6:.AI156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7:.AI157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8:.AI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9:.AI15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Grants</text:p>
          </table:table-cell>
          <table:table-cell table:formula="of:=COUNTIF([.E160:.AI16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1:.AI16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2:.AI16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3:.AI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4:.AI164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5:.AI165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6:.AI1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7:.AI1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8:.AI16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9:.AI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70:.AI17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1:.AI171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2:.AI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3:.AI173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4:.AI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5:.AI1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6:.AI1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7:.AI177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8:.AI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9:.AI1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80:.AI1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0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1:.AI18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2:.AI182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3:.AI183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4:.AI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5:.AI18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6:.AI186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7:.AI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8:.AI18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9:.AI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90:.AI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1:.AI1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2:.AI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3:.AI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4:.AI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5:.AI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6:.AI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7:.AI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8:.AI1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9:.AI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200:.AI2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1:.AI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2:.AI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3:.AI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4:.AI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5:.AI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6:.AI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7:.AI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8:.AI2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9:.AI20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9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10:.AI2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0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1:.AI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2:.AI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3:.AI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4:.AI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5:.AI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6:.AI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7:.AI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8:.AI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9:.AI219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20:.AI22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20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1:.AI221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2:.AI222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3:.AI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4:.AI2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4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5:.AI2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6:.AI226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7:.AI22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8:.AI228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9:.AI229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30:.AI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1:.AI2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1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2:.AI23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3:39:13.214513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07T14:56:23.553807265</dc:date>
    <meta:editing-duration>P1DT2H34M17S</meta:editing-duration>
    <meta:editing-cycles>53</meta:editing-cycles>
    <meta:document-statistic meta:table-count="2" meta:cell-count="1186" meta:object-count="0"/>
  </office:meta>
</office:document-meta>
</file>